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3112" calcext:value-type="float">
            <text:p>37.8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63808" calcext:value-type="float">
            <text:p>36.5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972" calcext:value-type="float">
            <text:p>35.85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6152" calcext:value-type="float">
            <text:p>35.5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6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4192" calcext:value-type="float">
            <text:p>35.0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5536" calcext:value-type="float">
            <text:p>33.6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9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8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7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404</text:p>
          </table:table-cell>
          <table:table-cell office:value-type="string" calcext:value-type="string">
            <text:p>TWDB:1049404</text:p>
          </table:table-cell>
          <table:table-cell office:value-type="string" calcext:value-type="string">
            <text:p>200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3448" calcext:value-type="float">
            <text:p>29.8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